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ae61" officeooo:paragraph-rsid="001bae61"/>
    </style:style>
    <style:style style:name="P2" style:family="paragraph" style:parent-style-name="Standard">
      <style:text-properties fo:font-weight="bold" officeooo:rsid="001bae61" officeooo:paragraph-rsid="001bae61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bae61" officeooo:paragraph-rsid="001bae61" style:font-weight-asian="bold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normal" officeooo:rsid="001bae61" officeooo:paragraph-rsid="001bae61" style:font-weight-asian="normal" style:font-weight-complex="normal"/>
    </style:style>
    <style:style style:name="P5" style:family="paragraph" style:parent-style-name="Standard">
      <style:text-properties officeooo:rsid="001d77d2" officeooo:paragraph-rsid="001d77d2"/>
    </style:style>
    <style:style style:name="P6" style:family="paragraph" style:parent-style-name="Standard" style:list-style-name="L1">
      <style:text-properties officeooo:rsid="001e6477" officeooo:paragraph-rsid="001e6477"/>
    </style:style>
    <style:style style:name="P7" style:family="paragraph" style:parent-style-name="Standard">
      <style:paragraph-properties fo:break-before="page"/>
      <style:text-properties officeooo:rsid="001e6477" officeooo:paragraph-rsid="001bae61"/>
    </style:style>
    <style:style style:name="T1" style:family="text">
      <style:text-properties officeooo:rsid="001e6477"/>
    </style:style>
    <style:style style:name="T2" style:family="text">
      <style:text-properties officeooo:rsid="001f2071"/>
    </style:style>
    <style:style style:name="T3" style:family="text">
      <style:text-properties officeooo:rsid="0020d4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Research Project <text:span text:style-name="T3">Literature Review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Brydon Eastman (1071965)</text:p>
      <text:p text:style-name="P4">Sjirk Jan Prins (69696969)</text:p>
      <text:p text:style-name="P4">COMP SCI 4HC3</text:p>
      <text:p text:style-name="P4">October 31, 2014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don Eastman</meta:initial-creator>
    <meta:creation-date>2014-10-30T19:58:40.070432637</meta:creation-date>
    <meta:generator>LibreOffice/4.2.6.3$Linux_X86_64 LibreOffice_project/420m0$Build-3</meta:generator>
    <dc:date>2014-10-30T20:14:02.263995686</dc:date>
    <dc:creator>Brydon Eastman</dc:creator>
    <meta:editing-duration>PT10M43S</meta:editing-duration>
    <meta:editing-cycles>5</meta:editing-cycles>
    <meta:document-statistic meta:table-count="0" meta:image-count="0" meta:object-count="0" meta:page-count="2" meta:paragraph-count="5" meta:word-count="17" meta:character-count="113" meta:non-whitespace-character-count="101"/>
  </office:meta>
</office:document-meta>
</file>